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automatic-styles>
    <style:style style:family="paragraph" style:name="a563fa4" style:parent-style-name="Heading_20_2">
      <style:paragraph-properties/>
    </style:style>
    <style:style style:family="text" style:name="a9fc454" style:parent-style-name="Default_20_Paragraph_20_Font"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adb5919" style:parent-style-name="Heading_20_2">
      <style:paragraph-properties/>
    </style:style>
    <style:style style:family="text" style:name="a7e9656">
      <style:text-properties/>
    </style:style>
    <style:style style:family="text" style:name="af7b676" style:parent-style-name="Default_20_Paragraph_20_Font">
      <style:text-properties style:text-line-through-mode="continuous" style:text-line-through-style="solid" style:text-line-through-type="single" style:text-overline-mode="continuous" style:text-underline-mode="continuous"/>
    </style:style>
    <style:style style:family="paragraph" style:name="afffcc2" style:parent-style-name="Heading_20_2">
      <style:paragraph-properties/>
    </style:style>
    <style:style style:family="text" style:name="a8217c0" style:parent-style-name="Default_20_Paragraph_20_Font">
      <style:text-properties style:font-name="Courier New" style:font-name-complex="Courier New"/>
    </style:style>
    <style:style style:family="paragraph" style:name="a51785b" style:parent-style-name="Heading_20_2">
      <style:paragraph-properties/>
    </style:style>
    <style:style style:family="text" style:name="ab08c55" style:parent-style-name="Default_20_Paragraph_20_Font">
      <style:text-properties fo:font-size="16.0pt" style:font-size-asian="16.0pt"/>
    </style:style>
    <style:style style:family="paragraph" style:name="aff6342" style:parent-style-name="Heading_20_2">
      <style:paragraph-properties/>
    </style:style>
    <style:style style:family="text" style:name="a4f4c40" style:parent-style-name="Default_20_Paragraph_20_Font">
      <style:text-properties style:text-position="super"/>
    </style:style>
    <style:style style:family="text" style:name="a6a6a2e" style:parent-style-name="Default_20_Paragraph_20_Font">
      <style:text-properties style:text-position="sub"/>
    </style:style>
    <style:style style:family="paragraph" style:name="a50d20f" style:parent-style-name="Heading_20_2">
      <style:paragraph-properties/>
    </style:style>
    <style:style style:family="text" style:name="adf78be" style:parent-style-name="Default_20_Paragraph_20_Font">
      <style:text-properties fo:background-color="#ffff00"/>
    </style:style>
    <style:style style:family="paragraph" style:name="a338357" style:parent-style-name="Heading_20_2">
      <style:paragraph-properties/>
    </style:style>
    <style:style style:family="text" style:name="a84b85c" style:parent-style-name="Default_20_Paragraph_20_Font">
      <style:text-properties fo:color="#ff0000"/>
    </style:style>
    <style:style style:family="paragraph" style:name="a73eb5e" style:parent-style-name="Heading_20_2">
      <style:paragraph-properties/>
    </style:style>
    <style:style style:family="text" style:name="a442422" style:parent-style-name="Default_20_Paragraph_20_Font">
      <style:text-properties fo:font-style="italic" fo:font-weight="bold" style:font-style-asian="italic" style:font-weight-asian="bold" style:text-underline-style="solid"/>
    </style:style>
    <style:style style:family="paragraph" style:name="a086c86" style:parent-style-name="Heading_20_2">
      <style:paragraph-properties/>
    </style:style>
    <style:style style:family="text" style:name="aa6639a" style:parent-style-name="Default_20_Paragraph_20_Font">
      <style:text-properties style:text-underline-style="solid"/>
    </style:style>
    <style:style style:family="paragraph" style:name="a999a6f" style:parent-style-name="Heading_20_2">
      <style:paragraph-properties/>
    </style:style>
    <style:style style:family="text" style:name="ac25963" style:parent-style-name="Default_20_Paragraph_20_Font">
      <style:text-properties fo:font-style="italic" style:font-style-asian="italic"/>
    </style:style>
    <style:style style:family="paragraph" style:name="ae26801" style:parent-style-name="Heading_20_2">
      <style:paragraph-properties/>
    </style:style>
    <style:style style:family="text" style:name="ade5a00" style:parent-style-name="Default_20_Paragraph_20_Font">
      <style:text-properties fo:font-weight="bold" style:font-weight-asian="bold"/>
    </style:style>
    <style:style style:family="paragraph" style:name="ada39b9" style:parent-style-name="Heading_20_2">
      <style:paragraph-properties/>
    </style:style>
    <style:style style:family="paragraph" style:name="a8a9266" style:parent-style-name="Title">
      <style:paragraph-properties fo:break-before="page"/>
    </style:style>
  </office:automatic-styles>
  <office:body>
    <office:text>
      <text:p text:style-name="a8a9266">Character Attributes</text:p>
      <text:p text:style-name="Subtitle">Examples</text:p>
      <text:h text:outline-level="2" text:style-name="ada39b9">Bold</text:h>
      <text:p text:style-name="Normal"><text:span text:style-name="ade5a00">Lorem ipsum</text:span><text:s/>dolor sit amet…</text:p>
      <text:h text:outline-level="2" text:style-name="ae26801">Italic</text:h>
      <text:p text:style-name="Normal"><text:span text:style-name="ac25963">Lorem<text:s/>svante ipsum</text:span><text:s/>dolor sit amet…</text:p>
      <text:h text:outline-level="2" text:style-name="a999a6f">Underline</text:h>
      <text:p text:style-name="Normal"><text:span text:style-name="aa6639a">Lorem ipsum</text:span><text:s/>dolor sit amet…</text:p>
      <text:h text:outline-level="2" text:style-name="a086c86">Bold+Italic+Underline</text:h>
      <text:p text:style-name="Normal"><text:span text:style-name="a442422">Lorem ipsum</text:span><text:s/>dolor sit amet…</text:p>
      <text:h text:outline-level="2" text:style-name="a73eb5e">Text Color</text:h>
      <text:p text:style-name="Normal"><text:span text:style-name="a84b85c">Lorem ipsum</text:span><text:s/>dolor sit amet…</text:p>
      <text:h text:outline-level="2" text:style-name="a338357">Highlight Color</text:h>
      <text:p text:style-name="Normal"><text:span text:style-name="adf78be">Lorem ipsum</text:span><text:s/>dolor sit amet…</text:p>
      <text:h text:outline-level="2" text:style-name="a50d20f">Subscript + Superscript</text:h>
      <text:p text:style-name="Normal"><text:span text:style-name="a6a6a2e">Lorem</text:span><text:s/><text:span text:style-name="a4f4c40">ipsum</text:span><text:s/>dolor sit amet…</text:p>
      <text:h text:outline-level="2" text:style-name="aff6342">Font Size</text:h>
      <text:p text:style-name="Normal"><text:span text:style-name="ab08c55">Lorem ipsum</text:span><text:s/>dolor sit amet…</text:p>
      <text:h text:outline-level="2" text:style-name="a51785b">Font Name</text:h>
      <text:p text:style-name="Normal"><text:span text:style-name="a8217c0">Lorem ipsum</text:span><text:s/>dolor sit amet…</text:p>
      <text:h text:outline-level="2" text:style-name="afffcc2">Strikethrough</text:h>
      <text:p text:style-name="Marginalia"><text:span text:style-name="af7b676">Lorem ipsum</text:span><text:s/>do<text:span text:style-name="a7e9656">lor sit<text:s/></text:span>amet…</text:p>
      <text:h text:outline-level="2" text:style-name="adb5919">Double Strikethrough</text:h>
      <text:p text:style-name="Marginalia"><text:span text:style-name="a9fc454">Lorem ipsum</text:span><text:s/>dolor sit amet…</text:p>
      <text:h text:outline-level="2" text:style-name="a563fa4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Marginalia" style:parent-style-name="Text_20_body">
      <style:paragraph-properties fo:margin-left="40.01mm" fo:margin-right="0.0mm" fo:text-indent="0.0mm"/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1</dc:date>
    <meta:editing-cycles>2</meta:editing-cycles>
    <meta:editing-duration>PT0.021S</meta:editing-duration>
  </office:meta>
</office:document-meta>
</file>